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4.5in" table:align="left"/>
    </style:style>
    <style:style style:name="Table1.A" style:family="table-column">
      <style:table-column-properties style:column-width="4.5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5in" table:align="left"/>
    </style:style>
    <style:style style:name="Table2.A" style:family="table-column">
      <style:table-column-properties style:column-width="4.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5in" table:align="left"/>
    </style:style>
    <style:style style:name="Table5.A" style:family="table-column">
      <style:table-column-properties style:column-width="4.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4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4.5in" fo:break-before="page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4.5in" table:align="margins"/>
    </style:style>
    <style:style style:name="Table14.A" style:family="table-column">
      <style:table-column-properties style:column-width="4.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4.5in" table:align="margins"/>
    </style:style>
    <style:style style:name="Table15.A" style:family="table-column">
      <style:table-column-properties style:column-width="4.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4.5in" table:align="margins"/>
    </style:style>
    <style:style style:name="Table16.A" style:family="table-column">
      <style:table-column-properties style:column-width="4.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5in" table:align="margins"/>
    </style:style>
    <style:style style:name="Table17.A" style:family="table-column">
      <style:table-column-properties style:column-width="4.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5in" table:align="margins"/>
    </style:style>
    <style:style style:name="Table18.A" style:family="table-column">
      <style:table-column-properties style:column-width="4.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5in" table:align="margins"/>
    </style:style>
    <style:style style:name="Table19.A" style:family="table-column">
      <style:table-column-properties style:column-width="4.5in" style:rel-column-width="65535*"/>
    </style:style>
    <style:style style:name="Table19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Arial1" officeooo:paragraph-rsid="001c61b7"/>
    </style:style>
    <style:style style:name="P2" style:family="paragraph" style:parent-style-name="Standard">
      <style:text-properties style:font-name="Arial1" fo:font-size="10pt" fo:font-weight="bold" officeooo:rsid="004b3d7f" officeooo:paragraph-rsid="004b3d7f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1" fo:font-size="10pt" fo:font-weight="normal" officeooo:rsid="0047cc45" officeooo:paragraph-rsid="0047cc45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1" fo:font-size="10pt" fo:font-weight="normal" officeooo:rsid="00496625" officeooo:paragraph-rsid="00496625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Arial1" fo:font-size="10pt" fo:font-weight="normal" officeooo:rsid="004cb2c8" officeooo:paragraph-rsid="004cb2c8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Arial1" fo:font-size="10pt" fo:font-weight="normal" officeooo:rsid="004cd5e8" officeooo:paragraph-rsid="004cd5e8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Arial1" fo:font-size="10pt" fo:font-weight="normal" officeooo:rsid="004eb76e" officeooo:paragraph-rsid="004eb76e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Arial1" fo:font-size="10pt" fo:font-weight="normal" officeooo:rsid="004f94a7" officeooo:paragraph-rsid="004f94a7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Arial1" fo:font-size="10pt" fo:font-weight="normal" officeooo:rsid="00505b2e" officeooo:paragraph-rsid="00505b2e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rial1" fo:font-size="10pt" fo:font-weight="normal" officeooo:rsid="0050ec45" officeooo:paragraph-rsid="0050ec45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Arial1" fo:font-size="10pt" fo:font-weight="normal" officeooo:rsid="00528fcc" officeooo:paragraph-rsid="00528fcc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Arial1" fo:font-size="10pt" fo:font-weight="normal" officeooo:rsid="0052d2e5" officeooo:paragraph-rsid="0052d2e5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Arial1" fo:font-size="10pt" fo:font-weight="normal" officeooo:rsid="00548981" officeooo:paragraph-rsid="00548981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Arial1" fo:font-size="10pt" fo:font-weight="normal" officeooo:rsid="00557a5d" officeooo:paragraph-rsid="00557a5d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fo:font-weight="normal" officeooo:rsid="00557a5d" officeooo:paragraph-rsid="00559e89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Arial1" fo:font-size="10pt" fo:font-weight="normal" officeooo:rsid="0056d9f7" officeooo:paragraph-rsid="0056d9f7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Arial1" fo:font-size="10pt" fo:font-weight="normal" officeooo:rsid="005943b2" officeooo:paragraph-rsid="005943b2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Arial1" fo:font-size="10pt" fo:font-weight="normal" officeooo:rsid="005a7b13" officeooo:paragraph-rsid="005a7b13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fo:font-weight="normal" officeooo:rsid="005abab0" officeooo:paragraph-rsid="005abab0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fo:font-weight="normal" officeooo:rsid="005ee306" officeooo:paragraph-rsid="005ee306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Arial1" fo:font-size="10pt" fo:font-weight="normal" officeooo:rsid="002e30f5" officeooo:paragraph-rsid="002e30f5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font-name="Arial1" fo:font-size="10pt" fo:font-weight="normal" officeooo:rsid="003aa0e2" officeooo:paragraph-rsid="003aa0e2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Arial1" fo:font-size="10pt" fo:font-weight="normal" officeooo:rsid="005c957c" officeooo:paragraph-rsid="005c957c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6pt" fo:font-weight="bold" officeooo:rsid="001c61b7" officeooo:paragraph-rsid="001c61b7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0pt" fo:font-weight="normal" officeooo:rsid="001c61b7" officeooo:paragraph-rsid="001c61b7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1f0f7e" officeooo:paragraph-rsid="001f0f7e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215747" officeooo:paragraph-rsid="00215747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22ab75" officeooo:paragraph-rsid="0022ab75" style:font-size-asian="8.75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023fa80" officeooo:paragraph-rsid="0023fa80" style:font-size-asian="8.75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287262" officeooo:paragraph-rsid="0029dfbc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2b5c69" officeooo:paragraph-rsid="002b5c69" style:font-size-asian="8.75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2c512a" officeooo:paragraph-rsid="002c512a" style:font-size-asian="8.75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2d39a9" officeooo:paragraph-rsid="002d39a9" style:font-size-asian="8.75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2e30f5" officeooo:paragraph-rsid="002e30f5" style:font-size-asian="8.75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31eaae" officeooo:paragraph-rsid="0031eaae" style:font-size-asian="8.75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3297d9" officeooo:paragraph-rsid="003297d9" style:font-size-asian="8.75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3aa0e2" officeooo:paragraph-rsid="003aa0e2" style:font-size-asian="8.75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3be887" officeooo:paragraph-rsid="003be887" style:font-size-asian="8.75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3be887" officeooo:paragraph-rsid="006c33fe" style:font-size-asian="8.75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3d2f96" officeooo:paragraph-rsid="003d2f96" style:font-size-asian="8.75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3ff494" officeooo:paragraph-rsid="003ff494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4002bc" officeooo:paragraph-rsid="004002bc" style:font-size-asian="8.75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42273d" officeooo:paragraph-rsid="0042273d" style:font-size-asian="8.75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43924d" officeooo:paragraph-rsid="0043924d" style:font-size-asian="8.75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43924d" officeooo:paragraph-rsid="004532ec" style:font-size-asian="8.75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bold" officeooo:rsid="004346af" officeooo:paragraph-rsid="004346af" style:font-size-asian="8.75pt" style:font-weight-asian="bold" style:font-size-complex="10pt" style:font-weight-complex="bold"/>
    </style:style>
    <style:style style:name="P47" style:family="paragraph" style:parent-style-name="Standard">
      <style:text-properties fo:font-size="10pt" fo:font-weight="bold" officeooo:rsid="005feae5" officeooo:paragraph-rsid="005feae5" style:font-size-asian="8.75pt" style:font-weight-asian="bold" style:font-size-complex="10pt" style:font-weight-complex="bold"/>
    </style:style>
    <style:style style:name="P48" style:family="paragraph" style:parent-style-name="Standard">
      <style:text-properties style:font-name="Courier New" fo:font-size="10pt" fo:font-weight="normal" officeooo:rsid="001f0f7e" officeooo:paragraph-rsid="001f0f7e" style:font-size-asian="8.75pt" style:font-weight-asian="normal" style:font-size-complex="10pt" style:font-weight-complex="normal"/>
    </style:style>
    <style:style style:name="P49" style:family="paragraph" style:parent-style-name="Standard">
      <style:text-properties style:font-name="Courier New" fo:font-size="10pt" fo:font-weight="normal" officeooo:rsid="001f0f7e" officeooo:paragraph-rsid="00206625" style:font-size-asian="8.75pt" style:font-weight-asian="normal" style:font-size-complex="10pt" style:font-weight-complex="normal"/>
    </style:style>
    <style:style style:name="P50" style:family="paragraph" style:parent-style-name="Standard">
      <style:text-properties style:font-name="Courier New" fo:font-size="10pt" fo:font-weight="normal" officeooo:rsid="00559e89" officeooo:paragraph-rsid="00559e89" style:font-size-asian="8.75pt" style:font-weight-asian="normal" style:font-size-complex="10pt" style:font-weight-complex="normal"/>
    </style:style>
    <style:style style:name="P51" style:family="paragraph" style:parent-style-name="Standard">
      <style:text-properties style:font-name="Courier New" fo:font-size="10pt" fo:font-weight="normal" officeooo:rsid="00577396" officeooo:paragraph-rsid="00577396" style:font-size-asian="8.75pt" style:font-weight-asian="normal" style:font-size-complex="10pt" style:font-weight-complex="normal"/>
    </style:style>
    <style:style style:name="P52" style:family="paragraph" style:parent-style-name="Standard">
      <style:text-properties style:font-name="Courier New" fo:font-size="10pt" fo:font-weight="normal" officeooo:rsid="0043924d" officeooo:paragraph-rsid="0043924d" style:font-size-asian="8.75pt" style:font-weight-asian="normal" style:font-size-complex="10pt" style:font-weight-complex="normal"/>
    </style:style>
    <style:style style:name="P53" style:family="paragraph" style:parent-style-name="Footer">
      <style:paragraph-properties fo:text-align="center" style:justify-single-word="false"/>
    </style:style>
    <style:style style:name="P54" style:family="paragraph" style:parent-style-name="Standard">
      <style:paragraph-properties fo:break-before="page"/>
      <style:text-properties fo:font-size="10pt" fo:font-weight="normal" officeooo:rsid="003d2f96" officeooo:paragraph-rsid="003d2f96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break-before="page"/>
      <style:text-properties fo:font-size="16pt" fo:font-weight="bold" officeooo:rsid="0022ab75" officeooo:paragraph-rsid="0022ab75" style:font-size-asian="16pt" style:font-weight-asian="bold" style:font-size-complex="16pt" style:font-weight-complex="bold"/>
    </style:style>
    <style:style style:name="P56" style:family="paragraph" style:parent-style-name="Standard">
      <style:paragraph-properties fo:break-before="page"/>
      <style:text-properties fo:font-size="16pt" fo:font-weight="bold" officeooo:rsid="002b5c69" officeooo:paragraph-rsid="002b5c69" style:font-size-asian="16pt" style:font-weight-asian="bold" style:font-size-complex="16pt" style:font-weight-complex="bold"/>
    </style:style>
    <style:style style:name="P57" style:family="paragraph" style:parent-style-name="Standard">
      <style:paragraph-properties fo:break-before="page"/>
      <style:text-properties fo:font-size="16pt" fo:font-weight="bold" officeooo:rsid="004346af" officeooo:paragraph-rsid="004346af" style:font-size-asian="16pt" style:font-weight-asian="bold" style:font-size-complex="16pt" style:font-weight-complex="bold"/>
    </style:style>
    <style:style style:name="P58" style:family="paragraph" style:parent-style-name="Standard">
      <style:paragraph-properties fo:break-before="page"/>
      <style:text-properties fo:font-size="16pt" fo:font-weight="bold" officeooo:rsid="005feae5" officeooo:paragraph-rsid="005feae5" style:font-size-asian="16pt" style:font-weight-asian="bold" style:font-size-complex="16pt" style:font-weight-complex="bold"/>
    </style:style>
    <style:style style:name="P59" style:family="paragraph" style:parent-style-name="Standard">
      <style:paragraph-properties fo:break-before="page"/>
      <style:text-properties fo:font-size="14pt" fo:font-weight="bold" officeooo:rsid="003ff494" officeooo:paragraph-rsid="003ff494" style:font-size-asian="14pt" style:font-weight-asian="bold" style:font-size-complex="14pt" style:font-weight-complex="bold"/>
    </style:style>
    <style:style style:name="P60" style:family="paragraph" style:parent-style-name="Standard">
      <style:paragraph-properties fo:break-before="page"/>
      <style:text-properties style:font-name="Arial1" fo:font-size="16pt" fo:font-weight="bold" officeooo:rsid="0047cc45" officeooo:paragraph-rsid="0047cc45" style:font-size-asian="16pt" style:font-weight-asian="bold" style:font-size-complex="16pt" style:font-weight-complex="bold"/>
    </style:style>
    <style:style style:name="P61" style:family="paragraph" style:parent-style-name="Standard">
      <style:paragraph-properties fo:break-before="page"/>
      <style:text-properties style:font-name="Arial1" fo:font-size="16pt" fo:font-weight="bold" officeooo:rsid="0050ec45" officeooo:paragraph-rsid="0050ec45" style:font-size-asian="16pt" style:font-weight-asian="bold" style:font-size-complex="16pt" style:font-weight-complex="bold"/>
    </style:style>
    <style:style style:name="P62" style:family="paragraph" style:parent-style-name="Standard">
      <style:paragraph-properties fo:break-before="page"/>
      <style:text-properties style:font-name="Arial1" fo:font-size="16pt" fo:font-weight="bold" officeooo:rsid="0031eaae" officeooo:paragraph-rsid="0031eaae" style:font-size-asian="16pt" style:font-weight-asian="bold" style:font-size-complex="16pt" style:font-weight-complex="bold"/>
    </style:style>
    <style:style style:name="P63" style:family="paragraph" style:parent-style-name="Standard">
      <style:paragraph-properties fo:break-before="page"/>
      <style:text-properties style:font-name="Arial1" fo:font-size="10pt" fo:font-weight="normal" officeooo:rsid="005943b2" officeooo:paragraph-rsid="005943b2" style:font-size-asian="8.75pt" style:font-weight-asian="normal" style:font-size-complex="10pt" style:font-weight-complex="normal"/>
    </style:style>
    <style:style style:name="P64" style:family="paragraph" style:parent-style-name="Table_20_Contents">
      <style:text-properties style:font-size-complex="10pt"/>
    </style:style>
    <style:style style:name="P65" style:family="paragraph" style:parent-style-name="Table_20_Contents">
      <style:text-properties style:font-name="Courier New" style:font-size-complex="10pt"/>
    </style:style>
    <style:style style:name="P66" style:family="paragraph" style:parent-style-name="Table_20_Contents">
      <style:text-properties style:font-name="Courier New" officeooo:rsid="00215747" officeooo:paragraph-rsid="00215747" style:font-size-complex="10pt"/>
    </style:style>
    <style:style style:name="P67" style:family="paragraph" style:parent-style-name="Table_20_Contents">
      <style:text-properties style:font-name="Courier New" officeooo:rsid="0022e7a9" officeooo:paragraph-rsid="0022e7a9" style:font-size-complex="10pt"/>
    </style:style>
    <style:style style:name="P68" style:family="paragraph" style:parent-style-name="Table_20_Contents">
      <style:text-properties style:font-name="Courier New" officeooo:rsid="002c512a" officeooo:paragraph-rsid="002c512a" style:font-size-complex="10pt"/>
    </style:style>
    <style:style style:name="P69" style:family="paragraph" style:parent-style-name="Table_20_Contents">
      <style:text-properties style:font-name="Courier New" officeooo:rsid="003711d3" officeooo:paragraph-rsid="003711d3" style:font-size-complex="10pt"/>
    </style:style>
    <style:style style:name="P70" style:family="paragraph" style:parent-style-name="Table_20_Contents">
      <style:text-properties style:font-name="Courier New" officeooo:rsid="003711d3" officeooo:paragraph-rsid="00380dc4" style:font-size-complex="10pt"/>
    </style:style>
    <style:style style:name="P71" style:family="paragraph" style:parent-style-name="Table_20_Contents">
      <style:text-properties style:font-name="Courier New" officeooo:rsid="003711d3" officeooo:paragraph-rsid="006b4e70" style:font-size-complex="10pt"/>
    </style:style>
    <style:style style:name="P72" style:family="paragraph" style:parent-style-name="Table_20_Contents">
      <style:text-properties style:font-name="Courier New" officeooo:rsid="0039305b" officeooo:paragraph-rsid="0039305b" style:font-size-complex="10pt"/>
    </style:style>
    <style:style style:name="P73" style:family="paragraph" style:parent-style-name="Table_20_Contents">
      <style:text-properties style:font-name="Courier New" officeooo:rsid="003aa0e2" officeooo:paragraph-rsid="003aa0e2" style:font-size-complex="10pt"/>
    </style:style>
    <style:style style:name="P74" style:family="paragraph" style:parent-style-name="Table_20_Contents">
      <style:text-properties style:font-name="Courier New" officeooo:rsid="003d2f96" officeooo:paragraph-rsid="003d2f96" style:font-size-complex="10pt"/>
    </style:style>
    <style:style style:name="P75" style:family="paragraph" style:parent-style-name="Table_20_Contents">
      <style:text-properties style:font-name="Courier New" officeooo:rsid="004002bc" officeooo:paragraph-rsid="004002bc" style:font-size-complex="10pt"/>
    </style:style>
    <style:style style:name="P76" style:family="paragraph" style:parent-style-name="Table_20_Contents">
      <style:text-properties style:font-name="Courier New" officeooo:rsid="0041c3b9" officeooo:paragraph-rsid="0041c3b9" style:font-size-complex="10pt"/>
    </style:style>
    <style:style style:name="P77" style:family="paragraph" style:parent-style-name="Table_20_Contents">
      <style:text-properties style:font-name="Courier New" officeooo:rsid="004b3d7f" officeooo:paragraph-rsid="004b3d7f" style:font-size-complex="10pt"/>
    </style:style>
    <style:style style:name="P78" style:family="paragraph" style:parent-style-name="Table_20_Contents">
      <style:text-properties style:font-name="Courier New" officeooo:rsid="004b3d7f" officeooo:paragraph-rsid="006b4e70" style:font-size-complex="10pt"/>
    </style:style>
    <style:style style:name="P79" style:family="paragraph" style:parent-style-name="Table_20_Contents">
      <style:text-properties style:font-name="Courier New" officeooo:rsid="004cb2c8" officeooo:paragraph-rsid="004cb2c8" style:font-size-complex="10pt"/>
    </style:style>
    <style:style style:name="P80" style:family="paragraph" style:parent-style-name="Table_20_Contents">
      <style:text-properties style:font-name="Courier New" officeooo:rsid="004cd5e8" officeooo:paragraph-rsid="004cd5e8" style:font-size-complex="10pt"/>
    </style:style>
    <style:style style:name="P81" style:family="paragraph" style:parent-style-name="Table_20_Contents">
      <style:text-properties style:font-name="Courier New" officeooo:rsid="004eb76e" officeooo:paragraph-rsid="004eb76e" style:font-size-complex="10pt"/>
    </style:style>
    <style:style style:name="P82" style:family="paragraph" style:parent-style-name="Table_20_Contents">
      <style:text-properties style:font-name="Courier New" officeooo:rsid="004f94a7" officeooo:paragraph-rsid="004f94a7" style:font-size-complex="10pt"/>
    </style:style>
    <style:style style:name="P83" style:family="paragraph" style:parent-style-name="Table_20_Contents">
      <style:text-properties style:font-name="Courier New" officeooo:rsid="00544633" officeooo:paragraph-rsid="00544633" style:font-size-complex="10pt"/>
    </style:style>
    <style:style style:name="P84" style:family="paragraph" style:parent-style-name="Table_20_Contents">
      <style:text-properties style:font-name="Courier New" officeooo:rsid="00544633" officeooo:paragraph-rsid="00548981" style:font-size-complex="10pt"/>
    </style:style>
    <style:style style:name="P85" style:family="paragraph" style:parent-style-name="Table_20_Contents">
      <style:text-properties style:font-name="Courier New" officeooo:rsid="005a7b13" officeooo:paragraph-rsid="005a7b13" style:font-size-complex="10pt"/>
    </style:style>
    <style:style style:name="P86" style:family="paragraph" style:parent-style-name="Table_20_Contents">
      <style:text-properties style:font-name="Courier New" officeooo:rsid="005abab0" officeooo:paragraph-rsid="005abab0" style:font-size-complex="10pt"/>
    </style:style>
    <style:style style:name="P87" style:family="paragraph" style:parent-style-name="Table_20_Contents">
      <style:text-properties style:font-name="Courier New" officeooo:rsid="005dd6c4" officeooo:paragraph-rsid="005dd6c4" style:font-size-complex="10pt"/>
    </style:style>
    <style:style style:name="P88" style:family="paragraph" style:parent-style-name="Table_20_Contents">
      <style:text-properties style:font-name="Courier New" officeooo:rsid="005ee306" officeooo:paragraph-rsid="005ee306" style:font-size-complex="10pt"/>
    </style:style>
    <style:style style:name="P89" style:family="paragraph" style:parent-style-name="Table_20_Contents">
      <style:text-properties style:font-name="Courier New" fo:font-size="14pt" fo:font-weight="bold" officeooo:rsid="00215747" officeooo:paragraph-rsid="00215747" style:font-size-asian="14pt" style:font-weight-asian="bold" style:font-size-complex="14pt" style:font-weight-complex="bold"/>
    </style:style>
    <style:style style:name="P90" style:family="paragraph" style:parent-style-name="Standard" style:list-style-name="L2">
      <style:text-properties style:font-name="Arial1" fo:font-size="10pt" fo:font-weight="normal" officeooo:rsid="00528fcc" officeooo:paragraph-rsid="00528fcc" style:font-size-asian="8.75pt" style:font-weight-asian="normal" style:font-size-complex="10pt" style:font-weight-complex="normal"/>
    </style:style>
    <style:style style:name="P91" style:family="paragraph" style:parent-style-name="Standard" style:list-style-name="L3">
      <style:text-properties style:font-name="Arial1" fo:font-size="10pt" fo:font-weight="normal" officeooo:rsid="00528fcc" officeooo:paragraph-rsid="00528fcc" style:font-size-asian="8.75pt" style:font-weight-asian="normal" style:font-size-complex="10pt" style:font-weight-complex="normal"/>
    </style:style>
    <style:style style:name="P92" style:family="paragraph" style:parent-style-name="Standard" style:list-style-name="L4">
      <style:text-properties style:font-name="Arial1" fo:font-size="10pt" fo:font-weight="normal" officeooo:rsid="00528fcc" officeooo:paragraph-rsid="00528fcc" style:font-size-asian="8.75pt" style:font-weight-asian="normal" style:font-size-complex="10pt" style:font-weight-complex="normal"/>
    </style:style>
    <style:style style:name="P93" style:family="paragraph" style:parent-style-name="Standard" style:list-style-name="L1">
      <style:text-properties fo:font-size="10pt" fo:font-weight="normal" officeooo:rsid="005feae5" officeooo:paragraph-rsid="005feae5" style:font-size-asian="8.75pt" style:font-weight-asian="normal" style:font-size-complex="10pt" style:font-weight-complex="normal"/>
    </style:style>
    <style:style style:name="T1" style:family="text">
      <style:text-properties officeooo:rsid="001c61b7"/>
    </style:style>
    <style:style style:name="T2" style:family="text">
      <style:text-properties officeooo:rsid="001c72c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6625"/>
    </style:style>
    <style:style style:name="T6" style:family="text">
      <style:text-properties style:font-name="Courier New"/>
    </style:style>
    <style:style style:name="T7" style:family="text">
      <style:text-properties style:font-name="Courier New" officeooo:rsid="0029dfbc"/>
    </style:style>
    <style:style style:name="T8" style:family="text">
      <style:text-properties style:font-name="Courier New" officeooo:rsid="0035ec1c"/>
    </style:style>
    <style:style style:name="T9" style:family="text">
      <style:text-properties style:font-name="Courier New" officeooo:rsid="00559e89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29dfbc"/>
    </style:style>
    <style:style style:name="T12" style:family="text">
      <style:text-properties style:font-name="Arial1" fo:font-weight="bold" style:font-weight-asian="bold" style:font-weight-complex="bold"/>
    </style:style>
    <style:style style:name="T13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1" officeooo:rsid="00346785"/>
    </style:style>
    <style:style style:name="T15" style:family="text">
      <style:text-properties style:font-name="Arial1" officeooo:rsid="0035ec1c"/>
    </style:style>
    <style:style style:name="T16" style:family="text">
      <style:text-properties style:font-name="Arial1" officeooo:rsid="0060ec7d"/>
    </style:style>
    <style:style style:name="T17" style:family="text">
      <style:text-properties style:font-name="Arial1" officeooo:rsid="0062b2b8"/>
    </style:style>
    <style:style style:name="T18" style:family="text">
      <style:text-properties style:font-name="Arial1" officeooo:rsid="006c33fe"/>
    </style:style>
    <style:style style:name="T19" style:family="text">
      <style:text-properties officeooo:rsid="004532ec"/>
    </style:style>
    <style:style style:name="T20" style:family="text">
      <style:text-properties officeooo:rsid="004b3d7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4c1982"/>
    </style:style>
    <style:style style:name="T23" style:family="text">
      <style:text-properties officeooo:rsid="00577396"/>
    </style:style>
    <style:style style:name="T24" style:family="text">
      <style:text-properties officeooo:rsid="00690ed2"/>
    </style:style>
    <style:style style:name="T25" style:family="text">
      <style:text-properties officeooo:rsid="006b152b"/>
    </style:style>
    <style:style style:name="T26" style:family="text">
      <style:text-properties officeooo:rsid="006c33fe"/>
    </style:style>
    <style:style style:name="T27" style:family="text">
      <style:text-properties officeooo:rsid="006edb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69. Object Members</text:p>
      <text:p text:style-name="P25"/>
      <text:p text:style-name="P47">Objectives</text:p>
      <text:list xml:id="list219111309" text:style-name="L1">
        <text:list-item>
          <text:p text:style-name="P93">Create a class with object members</text:p>
        </text:list-item>
        <text:list-item>
          <text:p text:style-name="P93">Use an implicit member constructor to instantiate objects</text:p>
        </text:list-item>
        <text:list-item>
          <text:p text:style-name="P93">Use an explicit member constructor to instantiate objects</text:p>
        </text:list-item>
        <text:list-item>
          <text:p text:style-name="P93">Learn the order in which member destructors are called</text:p>
        </text:list-item>
        <text:list-item>
          <text:p text:style-name="P93">Use delegation to shorten code</text:p>
        </text:list-item>
      </text:list>
      <text:p text:style-name="P58">Object Members</text:p>
      <text:p text:style-name="P26"/>
      <text:p text:style-name="P26">No surprises: you can have members which are <text:span text:style-name="T3">objects</text:span>: </text:p>
      <table:table table:name="Table1" table:style-name="Table1">
        <table:table-column table:style-name="Table1.A"/>
        <table:table-row table:style-name="TableLine2113312940912">
          <table:table-cell table:style-name="Table1.A1" office:value-type="string">
            <text:p text:style-name="P48">class ClubMember </text:p>
            <text:p text:style-name="P48">{ </text:p>
            <text:p text:style-name="P48">private: </text:p>
            <text:p text:style-name="P48"><text:s text:c="4"/>int member_id_; </text:p>
            <text:p text:style-name="P48"><text:s text:c="4"/><text:span text:style-name="T3">Date signup_date_; </text:span></text:p>
            <text:p text:style-name="P48">}; </text:p>
            <text:p text:style-name="P48"/>
            <text:p text:style-name="P48">int main() </text:p>
            <text:p text:style-name="P48">{ </text:p>
            <text:p text:style-name="P49"><text:s text:c="4"/>ClubMember john; // john.signup_date_ is a </text:p>
            <text:p text:style-name="P49"><text:s text:c="21"/>// Date object. </text:p>
            <text:p text:style-name="P49"/>
            <text:p text:style-name="P49"><text:s text:c="4"/><text:span text:style-name="T5">return 0; </text:span></text:p>
            <text:p text:style-name="P48">}</text:p>
          </table:table-cell>
        </table:table-row>
      </table:table>
      <text:p text:style-name="P26"/>
      <text:p text:style-name="P27">Here's another example:</text:p>
      <table:table table:name="Table2" table:style-name="Table2">
        <table:table-column table:style-name="Table2.A"/>
        <table:table-row table:style-name="TableLine2113312934384">
          <table:table-cell table:style-name="Table2.A1" office:value-type="string">
            <text:p text:style-name="P66">class MyVehicle </text:p>
            <text:p text:style-name="P66">{ </text:p>
            <text:p text:style-name="P66">private: </text:p>
            <text:p text:style-name="P66"><text:s text:c="4"/>char vin_[100]; </text:p>
            <text:p text:style-name="P66"><text:s text:c="4"/><text:span text:style-name="T3">Vehicle vehicle_; </text:span></text:p>
            <text:p text:style-name="P89"><text:s text:c="3"/>Date purchase_date_; </text:p>
            <text:p text:style-name="P66">};</text:p>
          </table:table-cell>
        </table:table-row>
      </table:table>
      <text:p text:style-name="P27"/>
      <text:p text:style-name="P55">Member Constructor: Implicit</text:p>
      <text:p text:style-name="P28"/>
      <text:p text:style-name="P29">Consider this example:</text:p>
      <table:table table:name="Table3" table:style-name="Table3">
        <table:table-column table:style-name="Table3.A"/>
        <table:table-row table:style-name="TableLine2113312929760">
          <table:table-cell table:style-name="Table3.A1" office:value-type="string">
            <text:p text:style-name="P67">class C </text:p>
            <text:p text:style-name="P67">{ </text:p>
            <text:p text:style-name="P67">public: </text:p>
            <text:p text:style-name="P67"><text:s text:c="4"/>C() { std::cout &lt;&lt; "C()\n"; } </text:p>
            <text:p text:style-name="P67">}; </text:p>
            <text:p text:style-name="P67"/>
            <text:p text:style-name="P67">class D </text:p>
            <text:p text:style-name="P67">{ </text:p>
            <text:p text:style-name="P67">private: </text:p>
            <text:p text:style-name="P67"><text:s text:c="4"/>C c; </text:p>
            <text:p text:style-name="P67">}; </text:p>
            <text:p text:style-name="P67"/>
            <text:p text:style-name="P67">int main() </text:p>
            <text:p text:style-name="P67">{ </text:p>
            <text:p text:style-name="P67"><text:s text:c="4"/>D d; </text:p>
            <text:p text:style-name="P67"/>
            <text:p text:style-name="P67"><text:s text:c="4"/>return 0; </text:p>
            <text:p text:style-name="P67">}</text:p>
          </table:table-cell>
        </table:table-row>
      </table:table>
      <text:p text:style-name="P30">The class <text:span text:style-name="T6">D</text:span> contains a member <text:span text:style-name="T6">c</text:span> that is an object from class <text:span text:style-name="T6">C</text:span><text:span text:style-name="T10">. </text:span><text:span text:style-name="T11">When creating </text:span><text:span text:style-name="T7">d</text:span><text:span text:style-name="T11">, the member </text:span><text:span text:style-name="T7">d.c </text:span><text:span text:style-name="T11">calls its default constructor </text:span><text:span text:style-name="T7">C::C()</text:span><text:span text:style-name="T11"> automatically.</text:span></text:p>
      <text:p text:style-name="P30"/>
      <text:p text:style-name="P56"><text:span text:style-name="T11">N</text:span><text:span text:style-name="T10">o </text:span><text:span text:style-name="T18">c</text:span><text:span text:style-name="T10">onstructor </text:span><text:span text:style-name="T18">f</text:span><text:span text:style-name="T10">ound</text:span></text:p>
      <text:p text:style-name="P31"/>
      <text:p text:style-name="P32"><text:span text:style-name="T10">No</text:span><text:span text:style-name="T16">w</text:span><text:span text:style-name="T10"> we'll look at a very common case that you may run into: the case when your compiler cannot find a constructor to call. For example,</text:span></text:p>
      <table:table table:name="Table4" table:style-name="Table4">
        <table:table-column table:style-name="Table4.A"/>
        <table:table-row table:style-name="TableLine2113312935472">
          <table:table-cell table:style-name="Table4.A1" office:value-type="string">
            <text:p text:style-name="P68">class C </text:p>
            <text:p text:style-name="P68">{ </text:p>
            <text:p text:style-name="P68">public: </text:p>
            <text:p text:style-name="P68"><text:s text:c="4"/>C(int a) </text:p>
            <text:p text:style-name="P68"><text:s text:c="8"/>: x_(a) </text:p>
            <text:p text:style-name="P68"><text:s text:c="4"/>{ </text:p>
            <text:p text:style-name="P68"><text:s text:c="8"/>std::cout &lt;&lt; "C()\n";</text:p>
            <text:p text:style-name="P68"><text:s text:c="4"/>} </text:p>
            <text:p text:style-name="P68"/>
            <text:p text:style-name="P68">private: </text:p>
            <text:p text:style-name="P68"><text:s text:c="4"/>int x_; </text:p>
            <text:p text:style-name="P68">}; </text:p>
            <text:p text:style-name="P68"/>
            <text:p text:style-name="P68">class D </text:p>
            <text:p text:style-name="P68">{ </text:p>
            <text:p text:style-name="P68">private: </text:p>
            <text:p text:style-name="P68"><text:s text:c="4"/>C c_; </text:p>
            <text:p text:style-name="P68">};</text:p>
          </table:table-cell>
        </table:table-row>
      </table:table>
      <text:p text:style-name="P33"><text:span text:style-name="T12">Error:</text:span><text:span text:style-name="T10"> no appropriate constructor. Why? Examine the above code carefully. Notice that the class </text:span><text:span text:style-name="T6">C</text:span><text:span text:style-name="T10"> contains a constructor that takes an </text:span><text:span text:style-name="T6">int</text:span><text:span text:style-name="T10"> parameter. </text:span></text:p>
      <text:p text:style-name="P33"/>
      <text:p text:style-name="P33"><text:span text:style-name="T10">So what's the problem? Well, if an object of type </text:span><text:span text:style-name="T6">D</text:span><text:span text:style-name="T10"> were created, then it would have to create its member, </text:span><text:span text:style-name="T6">c</text:span><text:span text:style-name="T10">. However, an </text:span><text:span text:style-name="T6">int</text:span><text:span text:style-name="T10"> parameter for the constructor is necessary to create an object of type </text:span><text:span text:style-name="T6">C</text:span><text:span text:style-name="T10"> </text:span><text:span text:style-name="T15">(since </text:span><text:span text:style-name="T8">C</text:span><text:span text:style-name="T15"> does not have a default constructor).</text:span><text:span text:style-name="T10"> The question is, assuming this code actually works, where would the </text:span><text:span text:style-name="T6">int</text:span><text:span text:style-name="T10"> parameter come from? This produces an error because the</text:span><text:span text:style-name="T17">re</text:span><text:span text:style-name="T10"> is </text:span><text:span text:style-name="T13">no</text:span><text:span text:style-name="T10"> </text:span><text:span text:style-name="T6">int</text:span><text:span text:style-name="T10"> parameter passed into the constructor. </text:span></text:p>
      <text:p text:style-name="P33"/>
      <text:p text:style-name="P21">No surprise there. Recall that you must pass in all parameters for any function that takes them.</text:p>
      <text:p text:style-name="P34"/>
      <text:p text:style-name="P62">Member <text:span text:style-name="T26">c</text:span>onstructor: <text:span text:style-name="T26">e</text:span>xplicit </text:p>
      <text:p text:style-name="P35"/>
      <text:p text:style-name="P36"><text:span text:style-name="T10">So what if I </text:span><text:span text:style-name="T14">don't </text:span><text:span text:style-name="T10">want to call the default constructor (the constructor that does not have any parameters), but some other constructor?? You can actually specify your constructor call ...</text:span></text:p>
      <table:table table:name="Table5" table:style-name="Table5">
        <table:table-column table:style-name="Table5.A"/>
        <table:table-row table:style-name="TableLine2113312958048">
          <table:table-cell table:style-name="Table5.A1" office:value-type="string">
            <text:p text:style-name="P69">class C </text:p>
            <text:p text:style-name="P69">{ </text:p>
            <text:p text:style-name="P69">public: </text:p>
            <text:p text:style-name="P71"><text:s text:c="4"/>C(int <text:span text:style-name="T25">x</text:span>)</text:p>
            <text:p text:style-name="P71"><text:s text:c="8"/>: x_(<text:span text:style-name="T25">x</text:span>) </text:p>
            <text:p text:style-name="P69"><text:s text:c="4"/>{ </text:p>
            <text:p text:style-name="P69"><text:s text:c="8"/>std::cout &lt;&lt; "C()\n"; </text:p>
            <text:p text:style-name="P69"><text:s text:c="4"/>}</text:p>
            <text:p text:style-name="P69"/>
            <text:p text:style-name="P69">private: </text:p>
            <text:p text:style-name="P69"><text:s text:c="4"/>int x_; </text:p>
            <text:p text:style-name="P69">}; </text:p>
            <text:p text:style-name="P69"/>
            <text:p text:style-name="P70">class D </text:p>
            <text:p text:style-name="P70">{ </text:p>
            <text:p text:style-name="P70">public: </text:p>
            <text:p text:style-name="P70"><text:s text:c="4"/>D(int <text:span text:style-name="T25">x</text:span>) </text:p>
            <text:p text:style-name="P70"><text:s text:c="8"/>: <text:span text:style-name="T3">c_(a)</text:span> </text:p>
            <text:p text:style-name="P70"><text:s text:c="4"/>{}</text:p>
            <text:p text:style-name="P70"/>
            <text:p text:style-name="P70">private: </text:p>
            <text:p text:style-name="P70"><text:s text:c="4"/>C c_; </text:p>
            <text:p text:style-name="P69">};</text:p>
            <text:p text:style-name="P69"/>
            <text:p text:style-name="P72">int main() </text:p>
            <text:p text:style-name="P72">{ </text:p>
            <text:p text:style-name="P72"><text:s text:c="4"/>D d = D(0); </text:p>
            <text:p text:style-name="P72"><text:s text:c="4"/>return 0; </text:p>
            <text:p text:style-name="P72">}</text:p>
          </table:table-cell>
        </table:table-row>
      </table:table>
      <text:p text:style-name="P37">Member <text:span text:style-name="T6">c_</text:span> calls constructor <text:span text:style-name="T6">C::C(int)</text:span> explicitly.</text:p>
      <text:p text:style-name="P36"/>
      <text:p text:style-name="P22">Here's another example:</text:p>
      <table:table table:name="Table6" table:style-name="Table6">
        <table:table-column table:style-name="Table6.A"/>
        <table:table-row table:style-name="TableLine2113312949072">
          <table:table-cell table:style-name="Table6.A1" office:value-type="string">
            <text:p text:style-name="P73">class ClubMember </text:p>
            <text:p text:style-name="P73">{ </text:p>
            <text:p text:style-name="P73">public: </text:p>
            <text:p text:style-name="P73"><text:s text:c="4"/>ClubMember(int id, const Date &amp; d) </text:p>
            <text:p text:style-name="P73"><text:s text:c="8"/>: member_id_(id), <text:span text:style-name="T3">signup_date_(d)</text:span> </text:p>
            <text:p text:style-name="P73"><text:s text:c="4"/>{}</text:p>
            <text:p text:style-name="P73"/>
            <text:p text:style-name="P73">private: </text:p>
            <text:p text:style-name="P73"><text:s text:c="4"/>int member_id_; </text:p>
            <text:p text:style-name="P73"><text:s text:c="4"/>Date signup_date_; </text:p>
            <text:p text:style-name="P73">};</text:p>
          </table:table-cell>
        </table:table-row>
      </table:table>
      <text:p text:style-name="P39"><text:span text:style-name="T6">signup_date</text:span><text:span text:style-name="T10"> calls </text:span><text:span text:style-name="T6">Date::Date(const Date &amp;)</text:span><text:span text:style-name="T10">, i.e., the copy constructor explicitly.</text:span></text:p>
      <text:p text:style-name="P38"/>
      <text:p text:style-name="P54"><text:span text:style-name="T12">Exercise:</text:span><text:span text:style-name="T10"> Add a </text:span><text:span text:style-name="T6">get_signup_date()</text:span><text:span text:style-name="T10"> method to the above class that does the obvious. Test your code with</text:span></text:p>
      <table:table table:name="Table7" table:style-name="Table7">
        <table:table-column table:style-name="Table7.A"/>
        <table:table-row table:style-name="TableLine2113312944720">
          <table:table-cell table:style-name="Table7.A1" office:value-type="string">
            <text:p text:style-name="P74">int main() </text:p>
            <text:p text:style-name="P74">{ </text:p>
            <text:p text:style-name="P74"><text:s text:c="4"/>ClubMember john(42, Date(2015, 1, 1)); </text:p>
            <text:p text:style-name="P74"><text:s text:c="4"/>john.get_signup_date().print(); </text:p>
            <text:p text:style-name="P74"/>
            <text:p text:style-name="P74"><text:s text:c="4"/>return 0; </text:p>
            <text:p text:style-name="P74">}</text:p>
          </table:table-cell>
        </table:table-row>
      </table:table>
      <text:p text:style-name="P40"/>
      <text:p text:style-name="P59">Member <text:span text:style-name="T26">d</text:span>estructor </text:p>
      <text:p text:style-name="P41"/>
      <text:p text:style-name="P42">Let's look at what happens with member destructors. Consider this example:</text:p>
      <table:table table:name="Table8" table:style-name="Table8">
        <table:table-column table:style-name="Table8.A"/>
        <table:table-row table:style-name="TableLine2113312952336">
          <table:table-cell table:style-name="Table8.A1" office:value-type="string">
            <text:p text:style-name="P75">class C </text:p>
            <text:p text:style-name="P75">{ </text:p>
            <text:p text:style-name="P75">public: </text:p>
            <text:p text:style-name="P75"><text:s text:c="4"/>C(int a): x_(a) </text:p>
            <text:p text:style-name="P75"><text:s text:c="4"/>{ </text:p>
            <text:p text:style-name="P75"><text:s text:c="8"/>std::cout &lt;&lt; "C()\n";</text:p>
            <text:p text:style-name="P75"><text:s text:c="4"/>} </text:p>
            <text:p text:style-name="P75"/>
            <text:p text:style-name="P75"><text:s text:c="4"/>~C() </text:p>
            <text:p text:style-name="P75"><text:s text:c="4"/>{ </text:p>
            <text:p text:style-name="P75"><text:s text:c="8"/>std::cout &lt;&lt; "~C()\n";</text:p>
            <text:p text:style-name="P75"><text:s text:c="4"/>}</text:p>
            <text:p text:style-name="P75"/>
            <text:p text:style-name="P75">private: </text:p>
            <text:p text:style-name="P75"><text:s text:c="4"/>int x_; </text:p>
            <text:p text:style-name="P75">}; </text:p>
            <text:p text:style-name="P75"/>
            <text:p text:style-name="P75">class D </text:p>
            <text:p text:style-name="P75">{ </text:p>
            <text:p text:style-name="P75">public: </text:p>
            <text:p text:style-name="P75"><text:s text:c="4"/>D(int a) </text:p>
            <text:p text:style-name="P75"><text:s text:c="8"/>: c_(a) </text:p>
            <text:p text:style-name="P75"><text:s text:c="4"/>{} </text:p>
            <text:p text:style-name="P75"/>
            <text:p text:style-name="P75"><text:s text:c="4"/>~D() </text:p>
            <text:p text:style-name="P75"><text:s text:c="4"/>{ </text:p>
            <text:p text:style-name="P75"><text:s text:c="8"/>std::cout &lt;&lt; "~D()\n";</text:p>
            <text:p text:style-name="P75"><text:s text:c="4"/>}</text:p>
            <text:p text:style-name="P75"/>
            <text:p text:style-name="P75">private: </text:p>
            <text:p text:style-name="P75"><text:s text:c="4"/>C c_; </text:p>
            <text:p text:style-name="P75">};</text:p>
            <text:p text:style-name="P75"/>
            <text:p text:style-name="P76">int main() </text:p>
            <text:p text:style-name="P76">{ </text:p>
            <text:p text:style-name="P76"><text:s text:c="4"/>C c = C(0); </text:p>
            <text:p text:style-name="P76"><text:s text:c="4"/>D d = D(1); </text:p>
            <text:p text:style-name="P76"/>
            <text:p text:style-name="P76"><text:s text:c="4"/>return 0; </text:p>
            <text:p text:style-name="P76">}</text:p>
          </table:table-cell>
        </table:table-row>
      </table:table>
      <text:p text:style-name="P43">When object <text:span text:style-name="T6">d</text:span> does out of scope, destructor of <text:span text:style-name="T6">D</text:span>, i.e. <text:span text:style-name="T6">D::~D()</text:span>, is called. In <text:span text:style-name="T6">D::~D()</text:span>, member <text:span text:style-name="T6">c</text:span> calls its destructor <text:span text:style-name="T6">C::~C()</text:span>.</text:p>
      <text:p text:style-name="P43"/>
      <text:p text:style-name="P57">Constructor and <text:span text:style-name="T26">d</text:span>estructor call order</text:p>
      <text:p text:style-name="P46"/>
      <text:p text:style-name="P44">If object <text:span text:style-name="T6">obj</text:span> has object members </text:p>
      <text:p text:style-name="P44"/>
      <text:p text:style-name="P52"><text:tab/>obj1, obj2, obj3 </text:p>
      <text:p text:style-name="P44"/>
      <text:p text:style-name="P44">declared in that order, then the constructor calls for the members are in this order: </text:p>
      <text:p text:style-name="P44"/>
      <text:p text:style-name="P44"><text:tab/><text:span text:style-name="T6">obj1, obj2, obj3 </text:span></text:p>
      <text:p text:style-name="P44"/>
      <text:p text:style-name="P45">When <text:span text:style-name="T6">obj</text:span> goes out of scope and the <text:span text:style-name="T6">obj</text:span> calls its destructor, then the order of destructor calls for members <text:span text:style-name="T19">is</text:span>:</text:p>
      <text:p text:style-name="P45"/>
      <text:p text:style-name="P45"><text:tab/><text:span text:style-name="T6">obj3, obj2, obj1</text:span></text:p>
      <text:p text:style-name="P45"/>
      <text:p text:style-name="Standard"/>
      <text:p text:style-name="P60">Composition</text:p>
      <text:p text:style-name="P3"/>
      <text:p text:style-name="P4">Putting object(s) inside an object is called <text:span text:style-name="T3">composition</text:span>. That’s one method of software re-use. There's also another type of software re-use in object-oriented programming called <text:span text:style-name="T3">inheritance</text:span>. You’ll see that in many cases (but not all cases) , composition is better than inheritance.</text:p>
      <text:p text:style-name="P4"/>
      <text:p text:style-name="P4"/>
      <text:p text:style-name="P2">Exercise. <text:span text:style-name="T21">Complete the following circle class</text:span></text:p>
      <table:table table:name="Table9" table:style-name="Table9">
        <table:table-column table:style-name="Table9.A"/>
        <table:table-row table:style-name="TableLine2113312959136">
          <table:table-cell table:style-name="Table9.A1" office:value-type="string">
            <text:p text:style-name="P77">// Circle.h</text:p>
            <text:p text:style-name="P77"/>
            <text:p text:style-name="P77">class Circle </text:p>
            <text:p text:style-name="P77">{ </text:p>
            <text:p text:style-name="P77">public: </text:p>
            <text:p text:style-name="P77"><text:s text:c="4"/>Circle(int x0, int y0, int r0); </text:p>
            <text:p text:style-name="P77"><text:s text:c="4"/></text:p>
            <text:p text:style-name="P78"><text:s text:c="4"/>void move(int dx, int dy) </text:p>
            <text:p text:style-name="P78"><text:s text:c="4"/>{ </text:p>
            <text:p text:style-name="P78"><text:s text:c="8"/>x_ += dx; y_ += dy; </text:p>
            <text:p text:style-name="P78"><text:s text:c="4"/>} </text:p>
            <text:p text:style-name="P77"><text:s text:c="4"/></text:p>
            <text:p text:style-name="P77"><text:s text:c="4"/>void print() <text:span text:style-name="T27">const</text:span>; </text:p>
            <text:p text:style-name="P77"/>
            <text:p text:style-name="P77">private: </text:p>
            <text:p text:style-name="P77"><text:s text:c="4"/>int x_, y_, r_; </text:p>
            <text:p text:style-name="P77">}; </text:p>
          </table:table-cell>
        </table:table-row>
      </table:table>
      <text:p text:style-name="P2"/>
      <table:table table:name="Table10" table:style-name="Table10">
        <table:table-column table:style-name="Table10.A"/>
        <table:table-row table:style-name="TableLine2113312954512">
          <table:table-cell table:style-name="Table10.A1" office:value-type="string">
            <text:p text:style-name="P65">// <text:span text:style-name="T20">Circle.cpp</text:span></text:p>
            <text:p text:style-name="P64"/>
            <text:p text:style-name="P77">void Circle::print() <text:span text:style-name="T27">const</text:span></text:p>
            <text:p text:style-name="P77">{ </text:p>
            <text:p text:style-name="P77"><text:s text:c="4"/>std::cout &lt;&lt; "center: (" &lt;&lt; x_ &lt;&lt; ", " &lt;&lt; y_ </text:p>
            <text:p text:style-name="P77"><text:s text:c="14"/>&lt;&lt; ")" &lt;&lt; ", radius:" &lt;&lt; r_ &lt;&lt; '\n';</text:p>
            <text:p text:style-name="P77">}</text:p>
            <text:p text:style-name="P77"/>
            <text:p text:style-name="P77">// <text:span text:style-name="T22">Add other method definitions here</text:span></text:p>
          </table:table-cell>
        </table:table-row>
      </table:table>
      <text:p text:style-name="P5">And test it with this program:</text:p>
      <table:table table:name="Table11" table:style-name="Table11">
        <table:table-column table:style-name="Table11.A"/>
        <table:table-row table:style-name="TableLine2113312954784">
          <table:table-cell table:style-name="Table11.A1" office:value-type="string">
            <text:p text:style-name="P79">int main() </text:p>
            <text:p text:style-name="P79">{ </text:p>
            <text:p text:style-name="P79"><text:s text:c="4"/>Circle c(10, 10, 5); </text:p>
            <text:p text:style-name="P79"><text:s text:c="4"/>c.print(); </text:p>
            <text:p text:style-name="P79"/>
            <text:p text:style-name="P79"><text:s text:c="4"/>for (int i = 0; i &lt; 10; i++) </text:p>
            <text:p text:style-name="P79"><text:s text:c="4"/>{ </text:p>
            <text:p text:style-name="P79"><text:s text:c="8"/>c.move(2, 3); </text:p>
            <text:p text:style-name="P79"><text:s text:c="8"/>c.print(); </text:p>
            <text:p text:style-name="P79"><text:s text:c="4"/>}</text:p>
            <text:p text:style-name="P79"><text:s/></text:p>
            <text:p text:style-name="P79"><text:s text:c="4"/>return 0; </text:p>
            <text:p text:style-name="P79">}</text:p>
          </table:table-cell>
        </table:table-row>
      </table:table>
      <text:p text:style-name="P6">Now finish the following class:</text:p>
      <table:table table:name="Table12" table:style-name="Table12">
        <table:table-column table:style-name="Table12.A"/>
        <table:table-row table:style-name="TableLine2113312956688">
          <table:table-cell table:style-name="Table12.A1" office:value-type="string">
            <text:p text:style-name="P80">class vec2i </text:p>
            <text:p text:style-name="P80">{ </text:p>
            <text:p text:style-name="P80">public: </text:p>
            <text:p text:style-name="P80"><text:s text:c="4"/>// constructor </text:p>
            <text:p text:style-name="P80"><text:s text:c="4"/>// operator += </text:p>
            <text:p text:style-name="P80"><text:s text:c="4"/>// operator&lt;&lt; </text:p>
            <text:p text:style-name="P80"/>
            <text:p text:style-name="P80">private: </text:p>
            <text:p text:style-name="P80"><text:s text:c="4"/>int x_, y_; </text:p>
            <text:p text:style-name="P80">};</text:p>
          </table:table-cell>
        </table:table-row>
      </table:table>
      <text:p text:style-name="P7">And rewrite your circle class:</text:p>
      <table:table table:name="Table13" table:style-name="Table13">
        <table:table-column table:style-name="Table13.A"/>
        <table:table-row table:style-name="TableLine2113312950160">
          <table:table-cell table:style-name="Table13.A1" office:value-type="string">
            <text:p text:style-name="P81">class Circle </text:p>
            <text:p text:style-name="P81">{ </text:p>
            <text:p text:style-name="P81">public: </text:p>
            <text:p text:style-name="P81"><text:s text:c="4"/>Circle(<text:span text:style-name="T3">const vec2i &amp; v</text:span>, int r0); </text:p>
            <text:p text:style-name="P81"><text:s text:c="4"/></text:p>
            <text:p text:style-name="P81"><text:s text:c="4"/>void move(<text:span text:style-name="T3">const vec2i &amp; v</text:span>) { ... } </text:p>
            <text:p text:style-name="P81"><text:s text:c="4"/></text:p>
            <text:p text:style-name="P81"><text:s text:c="4"/>void print(<text:span text:style-name="T3">const vec2i &amp; v</text:span>) { ... } </text:p>
            <text:p text:style-name="P81"/>
            <text:p text:style-name="P81">private: </text:p>
            <text:p text:style-name="P81"><text:s text:c="4"/><text:span text:style-name="T3">vec2i center_;</text:span> </text:p>
            <text:p text:style-name="P81"><text:s text:c="4"/>int r_; </text:p>
            <text:p text:style-name="P81">};</text:p>
          </table:table-cell>
        </table:table-row>
      </table:table>
      <text:p text:style-name="P8">And test it with this program:</text:p>
      <table:table table:name="Table14" table:style-name="Table14">
        <table:table-column table:style-name="Table14.A"/>
        <table:table-row table:style-name="TableLine2113312949344">
          <table:table-cell table:style-name="Table14.A1" office:value-type="string">
            <text:p text:style-name="P82">int main() </text:p>
            <text:p text:style-name="P82">{ </text:p>
            <text:p text:style-name="P82"><text:s text:c="4"/>Circle c(vec2i(10, 10), 5); </text:p>
            <text:p text:style-name="P82"><text:s text:c="4"/>c.print(); </text:p>
            <text:p text:style-name="P82"/>
            <text:p text:style-name="P82"><text:s text:c="4"/>vec2i v(2, 3); </text:p>
            <text:p text:style-name="P82"/>
            <text:p text:style-name="P82"><text:s text:c="4"/>for (int i = 0; i &lt; 10; i++) </text:p>
            <text:p text:style-name="P82"><text:s text:c="4"/>{</text:p>
            <text:p text:style-name="P82"><text:s text:c="8"/>c.move(v); </text:p>
            <text:p text:style-name="P82"><text:s text:c="8"/>c.print(); </text:p>
            <text:p text:style-name="P82"><text:s text:c="4"/>}</text:p>
            <text:p text:style-name="P82"/>
            <text:p text:style-name="P82"><text:s text:c="4"/>return 0; </text:p>
            <text:p text:style-name="P82">}</text:p>
          </table:table-cell>
        </table:table-row>
      </table:table>
      <text:p text:style-name="P8"/>
      <text:p text:style-name="P9"/>
      <text:p text:style-name="P61">Delegation </text:p>
      <text:p text:style-name="P10"/>
      <text:p text:style-name="P11">The following is a common practice:</text:p>
      <text:p text:style-name="P11"/>
      <text:list xml:id="list1889130656" text:style-name="L2">
        <text:list-item>
          <text:p text:style-name="P90">Suppose every object of class <text:span text:style-name="T6">D</text:span> contains an object of class <text:span text:style-name="T6">C</text:span>. </text:p>
        </text:list-item>
      </text:list>
      <text:list xml:id="list4027409643" text:style-name="L3">
        <text:list-item>
          <text:p text:style-name="P91">Suppose every object of class <text:span text:style-name="T6">C</text:span> has a method called <text:span text:style-name="T6">m()</text:span>. </text:p>
        </text:list-item>
      </text:list>
      <text:list xml:id="list3890356070" text:style-name="L4">
        <text:list-item>
          <text:p text:style-name="P92">Then <text:span text:style-name="T6">D</text:span> can have a method call <text:span text:style-name="T6">m()</text:span> that calls the <text:span text:style-name="T6">m()</text:span> of class <text:span text:style-name="T6">C</text:span>.</text:p>
        </text:list-item>
      </text:list>
      <text:p text:style-name="P11"/>
      <text:p text:style-name="P12">For instance,</text:p>
      <table:table table:name="Table15" table:style-name="Table15">
        <table:table-column table:style-name="Table15.A"/>
        <table:table-row table:style-name="TableLine2113312956144">
          <table:table-cell table:style-name="Table15.A1" office:value-type="string">
            <text:p text:style-name="P83">class C </text:p>
            <text:p text:style-name="P83">{ </text:p>
            <text:p text:style-name="P83">public: </text:p>
            <text:p text:style-name="P83"><text:s text:c="4"/><text:span text:style-name="T3">void m() </text:span></text:p>
            <text:p text:style-name="P83"><text:s text:c="4"/>{ </text:p>
            <text:p text:style-name="P83"><text:s text:c="8"/>std::cout &lt;&lt; "C::m() ...\n"; </text:p>
            <text:p text:style-name="P83"><text:s text:c="4"/>} </text:p>
            <text:p text:style-name="P83">}; </text:p>
            <text:p text:style-name="P83"/>
            <text:p text:style-name="P84">class D </text:p>
            <text:p text:style-name="P84">{ </text:p>
            <text:p text:style-name="P83">public: </text:p>
            <text:p text:style-name="P84"><text:s text:c="4"/><text:span text:style-name="T3">void m()</text:span> </text:p>
            <text:p text:style-name="P84"><text:s text:c="4"/>{ </text:p>
            <text:p text:style-name="P84"><text:s text:c="8"/>std::cout &lt;&lt; "D::m() ...\n"; </text:p>
            <text:p text:style-name="P84"><text:s text:c="8"/><text:span text:style-name="T3">c.m(); </text:span></text:p>
            <text:p text:style-name="P83"><text:s text:c="4"/>} </text:p>
            <text:p text:style-name="P84">private: </text:p>
            <text:p text:style-name="P84"><text:s text:c="4"/>C c; </text:p>
            <text:p text:style-name="P83">};</text:p>
          </table:table-cell>
        </table:table-row>
      </table:table>
      <text:p text:style-name="P13">So when you call <text:span text:style-name="T6">d.m()</text:span>, <text:span text:style-name="T6">d</text:span> actually calls <text:span text:style-name="T6">c.m()</text:span> to do the work.</text:p>
      <text:p text:style-name="P13"/>
      <text:p text:style-name="P14">Here's another example:</text:p>
      <text:p text:style-name="P14"/>
      <text:p text:style-name="P14">Suppose you have a <text:span text:style-name="T6">vec2d</text:span> class (a vector class of 2 doubles). Suppose you have a <text:span text:style-name="T6">GameObject</text:span> class with a <text:span text:style-name="T6">vec2d</text:span> member called <text:span text:style-name="T6">pos</text:span> (the position vector in the screen). Suppose each <text:span text:style-name="T6">vec2d</text:span> object has a <text:span text:style-name="T6">get_x()</text:span> method. Then you might want to have a <text:span text:style-name="T6">get_x()</text:span> method in the <text:span text:style-name="T6">GameObject</text:span> class. This method calls the <text:span text:style-name="T6">p.get_x() </text:span>method.</text:p>
      <text:p text:style-name="P14"/>
      <text:p text:style-name="P15"><text:tab/><text:span text:style-name="T9">GameObject alien; </text:span></text:p>
      <text:p text:style-name="P50"><text:tab/>std::cout &lt;&lt; alien.get_x() <text:span text:style-name="T23">&lt;&lt; '\n'</text:span>;</text:p>
      <text:p text:style-name="P50"/>
      <text:p text:style-name="P16">Otherwise you would have to do this:</text:p>
      <text:p text:style-name="P16"/>
      <text:p text:style-name="P51"><text:s text:c="6"/>GameObject alien; </text:p>
      <text:p text:style-name="P51"><text:s text:c="6"/>std::cout &lt;&lt; alien.get_pos().get_x() &lt;&lt; '\n';</text:p>
      <text:p text:style-name="P51"/>
      <text:p text:style-name="P17"/>
      <text:p text:style-name="P63">In software, if you see something like </text:p>
      <text:p text:style-name="P17"/>
      <text:p text:style-name="P17"><text:tab/><text:span text:style-name="T6">alien.get_pos().get_x() </text:span></text:p>
      <text:p text:style-name="P17"/>
      <text:p text:style-name="P17">with two “<text:span text:style-name="T6">.</text:span>” operators (the “member operator”), then the delegation technique should probably be used. In well written software, there shouldn't be too many “<text:span text:style-name="T6">.</text:span>” operators like the above. This is very subjective, but some recommend at most two “<text:span text:style-name="T6">.</text:span>”. So the following is considered bad: </text:p>
      <text:p text:style-name="P17"><text:tab/></text:p>
      <text:p text:style-name="P17"><text:tab/><text:span text:style-name="T6">alien.get_rocket().load().fire() </text:span></text:p>
      <text:p text:style-name="P17"/>
      <text:p text:style-name="P17">Maybe have this instead: </text:p>
      <text:p text:style-name="P17"/>
      <text:p text:style-name="P17"><text:tab/><text:span text:style-name="T6">alien.fire_rocket() </text:span></text:p>
      <text:p text:style-name="P17"/>
      <text:p text:style-name="P17">In fact some experts say there should be at most one “<text:span text:style-name="T6">.</text:span>”</text:p>
      <text:p text:style-name="P17"/>
      <text:p text:style-name="P17"/>
      <text:p text:style-name="P18"><text:span text:style-name="T4">Exercise.</text:span> Complete the following class</text:p>
      <table:table table:name="Table16" table:style-name="Table16">
        <table:table-column table:style-name="Table16.A"/>
        <table:table-row table:style-name="TableLine2113312945264">
          <table:table-cell table:style-name="Table16.A1" office:value-type="string">
            <text:p text:style-name="P85">class TicTacToe </text:p>
            <text:p text:style-name="P85">{ </text:p>
            <text:p text:style-name="P85">public: </text:p>
            <text:p text:style-name="P85"><text:s text:c="4"/>// constructor TicTacToe(int size): </text:p>
            <text:p text:style-name="P85"><text:s text:c="4"/>// initialize board to point size-by-size </text:p>
            <text:p text:style-name="P85"><text:s text:c="4"/>// chars of and set chars to ' ' </text:p>
            <text:p text:style-name="P85"/>
            <text:p text:style-name="P85"><text:s text:c="4"/>// copy constructor </text:p>
            <text:p text:style-name="P85"/>
            <text:p text:style-name="P85"><text:s text:c="4"/>// destructor </text:p>
            <text:p text:style-name="P85"/>
            <text:p text:style-name="P85"><text:s text:c="4"/>// set(int i, int j, char c): board[i][j] = c </text:p>
            <text:p text:style-name="P85"/>
            <text:p text:style-name="P85"><text:s text:c="4"/>// get(int i, int j): return board[i][j] </text:p>
            <text:p text:style-name="P85"/>
            <text:p text:style-name="P85"><text:s text:c="4"/>// operator&lt;&lt; </text:p>
            <text:p text:style-name="P85"/>
            <text:p text:style-name="P85">private: </text:p>
            <text:p text:style-name="P85"><text:s text:c="4"/>int size; </text:p>
            <text:p text:style-name="P85"><text:s text:c="4"/>char * board; </text:p>
            <text:p text:style-name="P85">};</text:p>
          </table:table-cell>
        </table:table-row>
      </table:table>
      <text:p text:style-name="P19">Test it with this:</text:p>
      <table:table table:name="Table17" table:style-name="Table17">
        <table:table-column table:style-name="Table17.A"/>
        <table:table-row table:style-name="TableLine2113312959408">
          <table:table-cell table:style-name="Table17.A1" office:value-type="string">
            <text:p text:style-name="P86">int main() </text:p>
            <text:p text:style-name="P86">{ </text:p>
            <text:p text:style-name="P86"><text:s text:c="4"/>TicTacToe ttt(3); </text:p>
            <text:p text:style-name="P86"><text:s text:c="4"/>ttt.set(0, 0, 'X'); </text:p>
            <text:p text:style-name="P86"><text:s text:c="4"/>ttt.set(1, 1, 'X'); </text:p>
            <text:p text:style-name="P86"><text:s text:c="4"/>ttt.set(2, 2, 'O');</text:p>
            <text:p text:style-name="P86"/>
            <text:p text:style-name="P86"><text:s text:c="4"/>std::cout &lt;&lt; ttt &lt;&lt; std::endl; </text:p>
            <text:p text:style-name="P86"/>
            <text:p text:style-name="P86"><text:s text:c="4"/>return 0; </text:p>
            <text:p text:style-name="P86">}</text:p>
          </table:table-cell>
        </table:table-row>
      </table:table>
      <text:p text:style-name="P23"><text:soft-page-break/>Now rewrite the <text:span text:style-name="T6">TicTacToe</text:span> class so that it uses a class that models pointers to arrays of <text:span text:style-name="T6">chars</text:span>:</text:p>
      <table:table table:name="Table18" table:style-name="Table18">
        <table:table-column table:style-name="Table18.A"/>
        <table:table-row table:style-name="TableLine2113312960496">
          <table:table-cell table:style-name="Table18.A1" office:value-type="string">
            <text:p text:style-name="P87">class <text:span text:style-name="T24">Char</text:span>DynArr </text:p>
            <text:p text:style-name="P87">{ </text:p>
            <text:p text:style-name="P87">public: </text:p>
            <text:p text:style-name="P87"><text:s text:c="4"/>// constructor CharDynArr(int size): </text:p>
            <text:p text:style-name="P87"><text:s text:c="4"/>// <text:s text:c="4"/>initialize p to point to char[size]</text:p>
            <text:p text:style-name="P87"><text:s text:c="4"/>// <text:s text:c="4"/>array is not initialized. </text:p>
            <text:p text:style-name="P87"><text:s text:c="4"/></text:p>
            <text:p text:style-name="P87"><text:s text:c="4"/>// copy constructor </text:p>
            <text:p text:style-name="P87"><text:s text:c="4"/></text:p>
            <text:p text:style-name="P87"><text:s text:c="4"/>// destructor </text:p>
            <text:p text:style-name="P87"><text:s text:c="4"/></text:p>
            <text:p text:style-name="P87"><text:s text:c="4"/>// operator[] does the obvious thing </text:p>
            <text:p text:style-name="P87"/>
            <text:p text:style-name="P87">private: </text:p>
            <text:p text:style-name="P87"><text:s text:c="4"/>int size; </text:p>
            <text:p text:style-name="P87"><text:s text:c="4"/>char * p; </text:p>
            <text:p text:style-name="P87">};</text:p>
          </table:table-cell>
        </table:table-row>
      </table:table>
      <text:p text:style-name="P20">Now modify your <text:span text:style-name="T6">TicTacToe</text:span> class to use the above</text:p>
      <table:table table:name="Table19" table:style-name="Table19">
        <table:table-column table:style-name="Table19.A"/>
        <table:table-row table:style-name="TableLine2113312944176">
          <table:table-cell table:style-name="Table19.A1" office:value-type="string">
            <text:p text:style-name="P88">class TicTacToe </text:p>
            <text:p text:style-name="P88">{ </text:p>
            <text:p text:style-name="P88">public: </text:p>
            <text:p text:style-name="P88"><text:s text:c="4"/>... </text:p>
            <text:p text:style-name="P88">private: </text:p>
            <text:p text:style-name="P88"><text:s text:c="4"/>int size; </text:p>
            <text:p text:style-name="P88"><text:s text:c="4"/><text:span text:style-name="T3">CharDynArr board; </text:span></text:p>
            <text:p text:style-name="P88">};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fo:font-size="10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Arial1" officeooo:paragraph-rsid="001c61b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c61b7"/>
    </style:style>
    <style:style style:name="MT2" style:family="text">
      <style:text-properties officeooo:rsid="001c72c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++ (Y. Liow) <text:s text:c="61"/>6<text:span text:style-name="MT1">9. Object Members</text:span></text:p>
      </style:header>
      <style:footer>
        <text:p text:style-name="MP2"><text:page-number text:select-page="current">3</text:page-number><text:s/><text:span text:style-name="MT2">of </text:span><text:span text:style-name="MT2"><text:page-count>1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3-24T09:57:35.733521844</meta:creation-date>
    <dc:date>2024-03-29T17:45:30.750000000</dc:date>
    <meta:editing-duration>P11DT4H31M27S</meta:editing-duration>
    <meta:editing-cycles>80</meta:editing-cycles>
    <meta:generator>LibreOffice/7.1.2.2$Windows_X86_64 LibreOffice_project/8a45595d069ef5570103caea1b71cc9d82b2aae4</meta:generator>
    <meta:document-statistic meta:table-count="19" meta:image-count="0" meta:object-count="0" meta:page-count="13" meta:paragraph-count="327" meta:word-count="1262" meta:character-count="7914" meta:non-whitespace-character-count="6007"/>
  </office:meta>
</office:document-meta>
</file>